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65in" svg:height="3.5441in" svg:x="6.8665in" svg:y="8.5913in">
            <draw:object draw:notify-on-update-of-ranges="Sheet1.A1:Sheet1.A2 Sheet1.A3:Sheet1.A6 Sheet1.B1:Sheet1.B2 Sheet1.B3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4492in" svg:height="2.0661in" svg:x="6.8472in" svg:y="8.5492in">
            <draw:object draw:notify-on-update-of-ranges="Sheet1.A9:Sheet1.A10 Sheet1.A11:Sheet1.A14 Sheet1.B9:Sheet1.B10 Sheet1.B11:Sheet1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9787in" svg:y="10.0472in">
            <draw:object draw:notify-on-update-of-ranges="Sheet1.A16:Sheet1.A17 Sheet1.A18:Sheet1.A21 Sheet1.B16:Sheet1.B17 Sheet1.B18:Sheet1.B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7.0012in" svg:y="9.5303in">
            <draw:object draw:notify-on-update-of-ranges="Sheet1.A23:Sheet1.A24 Sheet1.A25:Sheet1.A28 Sheet1.B23:Sheet1.B24 Sheet1.B25:Sheet1.B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65in" svg:height="3.5441in" svg:x="4.574in" svg:y="0.8201in">
            <draw:object draw:notify-on-update-of-ranges="Sheet1.B31:Sheet1.B31 Sheet1.B32:Sheet1.B35 Sheet1.C31:Sheet1.C31 Sheet1.C42:Sheet1.C4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65in" svg:height="3.5441in" svg:x="0.3953in" svg:y="13.2921in">
            <draw:object draw:notify-on-update-of-ranges="Sheet1.B32:Sheet1.B35 Sheet1.C31:Sheet1.C31 Sheet1.C72:Sheet1.C7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all assigned</text:p>
          </table:table-cell>
          <table:table-cell table:number-columns-repeated="12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time (ms)</text:p>
          </table:table-cell>
          <table:table-cell table:number-columns-repeated="11"/>
        </table:table-row>
        <table:table-row table:style-name="ro1">
          <table:table-cell office:value-type="string">
            <text:p>Enumeration-ask</text:p>
          </table:table-cell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string">
            <text:p>Gibbs-sampling (1000)</text:p>
          </table:table-cell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string">
            <text:p>Rejection-sampling (1000)</text:p>
          </table:table-cell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string">
            <text:p>Likelihood-weighting (1000)</text:p>
          </table:table-cell>
          <table:table-cell office:value-type="float" office:value="112">
            <text:p>11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two variables</text:p>
          </table:table-cell>
          <table:table-cell table:number-columns-repeated="12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time (ms)</text:p>
          </table:table-cell>
          <table:table-cell table:number-columns-repeated="11"/>
        </table:table-row>
        <table:table-row table:style-name="ro1">
          <table:table-cell office:value-type="string">
            <text:p>Enumeration-ask</text:p>
          </table:table-cell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string">
            <text:p>Gibbs-sampling (1000)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string">
            <text:p>Rejection-sampling (1000)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string">
            <text:p>Likelihood-weighting (1000)</text:p>
          </table:table-cell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one variable</text:p>
          </table:table-cell>
          <table:table-cell table:number-columns-repeated="12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time (ms)</text:p>
          </table:table-cell>
          <table:table-cell table:number-columns-repeated="11"/>
        </table:table-row>
        <table:table-row table:style-name="ro1">
          <table:table-cell office:value-type="string">
            <text:p>Enumeration-ask</text:p>
          </table:table-cell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string">
            <text:p>Gibbs-sampling (1000)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string">
            <text:p>Rejection-sampling (1000)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string">
            <text:p>Likelihood-weighting (1000)</text:p>
          </table:table-cell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o variables</text:p>
          </table:table-cell>
          <table:table-cell table:number-columns-repeated="12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time (ms)</text:p>
          </table:table-cell>
          <table:table-cell table:number-columns-repeated="11"/>
        </table:table-row>
        <table:table-row table:style-name="ro1">
          <table:table-cell office:value-type="string">
            <text:p>Enumeration-ask</text:p>
          </table:table-cell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string">
            <text:p>Gibbs-sampling (1000)</text:p>
          </table:table-cell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string">
            <text:p>Rejection-sampling (1000)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string">
            <text:p>Likelihood-weighting (1000)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algorithm</text:p>
          </table:table-cell>
          <table:table-cell office:value-type="string">
            <text:p>size</text:p>
          </table:table-cell>
          <table:table-cell office:value-type="string">
            <text:p>stdev</text:p>
          </table:table-cell>
          <table:table-cell table:number-columns-repeated="10"/>
        </table:table-row>
        <table:table-row table:style-name="ro1">
          <table:table-cell office:value-type="string">
            <text:p>Likelihood-weighting</text:p>
          </table:table-cell>
          <table:table-cell office:value-type="float" office:value="1000">
            <text:p>1000</text:p>
          </table:table-cell>
          <table:table-cell table:formula="of:=STDEV([.D32:.M32])" office:value-type="float" office:value="1.33024466261077">
            <text:p>1.3302446626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358">
            <text:p>0.358</text:p>
          </table:table-cell>
          <table:table-cell office:value-type="float" office:value="0.7163">
            <text:p>0.7163</text:p>
          </table:table-cell>
          <table:table-cell office:value-type="float" office:value="0">
            <text:p>0</text:p>
          </table:table-cell>
          <table:table-cell office:value-type="float" office:value="0.34544">
            <text:p>0.34544</text:p>
          </table:table-cell>
          <table:table-cell office:value-type="float" office:value="0.2637">
            <text:p>0.2637</text:p>
          </table:table-cell>
          <table:table-cell office:value-type="float" office:value="4.4267">
            <text:p>4.4267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STDEV([.D33:.M33])" office:value-type="float" office:value="0.0883036138998726">
            <text:p>0.0883036139</text:p>
          </table:table-cell>
          <table:table-cell office:value-type="float" office:value="0.487">
            <text:p>0.487</text:p>
          </table:table-cell>
          <table:table-cell office:value-type="float" office:value="0.275">
            <text:p>0.275</text:p>
          </table:table-cell>
          <table:table-cell office:value-type="float" office:value="0.358">
            <text:p>0.358</text:p>
          </table:table-cell>
          <table:table-cell office:value-type="float" office:value="0.207">
            <text:p>0.207</text:p>
          </table:table-cell>
          <table:table-cell office:value-type="float" office:value="0.291">
            <text:p>0.291</text:p>
          </table:table-cell>
          <table:table-cell office:value-type="float" office:value="0.3165">
            <text:p>0.3165</text:p>
          </table:table-cell>
          <table:table-cell office:value-type="string">
            <text:p>.27.4</text:p>
          </table:table-cell>
          <table:table-cell office:value-type="float" office:value="0.21489">
            <text:p>0.21489</text:p>
          </table:table-cell>
          <table:table-cell office:value-type="float" office:value="0.2147">
            <text:p>0.2147</text:p>
          </table:table-cell>
          <table:table-cell office:value-type="float" office:value="0.30382">
            <text:p>0.30382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STDEV([.D34:.M34])" office:value-type="float" office:value="0.0216020067226275">
            <text:p>0.0216020067</text:p>
          </table:table-cell>
          <table:table-cell office:value-type="float" office:value="0.2611">
            <text:p>0.2611</text:p>
          </table:table-cell>
          <table:table-cell office:value-type="float" office:value="0.2767">
            <text:p>0.2767</text:p>
          </table:table-cell>
          <table:table-cell office:value-type="float" office:value="0.2847">
            <text:p>0.2847</text:p>
          </table:table-cell>
          <table:table-cell office:value-type="float" office:value="0.2265">
            <text:p>0.2265</text:p>
          </table:table-cell>
          <table:table-cell office:value-type="float" office:value="0.2886">
            <text:p>0.2886</text:p>
          </table:table-cell>
          <table:table-cell office:value-type="float" office:value="0.2689">
            <text:p>0.2689</text:p>
          </table:table-cell>
          <table:table-cell office:value-type="float" office:value="0.2979">
            <text:p>0.2979</text:p>
          </table:table-cell>
          <table:table-cell office:value-type="float" office:value="0.295">
            <text:p>0.295</text:p>
          </table:table-cell>
          <table:table-cell office:value-type="float" office:value="0.2728">
            <text:p>0.2728</text:p>
          </table:table-cell>
          <table:table-cell office:value-type="float" office:value="0.29595">
            <text:p>0.29595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formula="of:=STDEV([.D35:.M35])" office:value-type="float" office:value="0.00966849229887128">
            <text:p>0.0096684923</text:p>
          </table:table-cell>
          <table:table-cell office:value-type="float" office:value="0.28357">
            <text:p>0.28357</text:p>
          </table:table-cell>
          <table:table-cell office:value-type="float" office:value="0.274">
            <text:p>0.274</text:p>
          </table:table-cell>
          <table:table-cell office:value-type="float" office:value="0.28918">
            <text:p>0.28918</text:p>
          </table:table-cell>
          <table:table-cell office:value-type="float" office:value="0.2703">
            <text:p>0.2703</text:p>
          </table:table-cell>
          <table:table-cell office:value-type="float" office:value="0.2806">
            <text:p>0.2806</text:p>
          </table:table-cell>
          <table:table-cell office:value-type="float" office:value="0.2973">
            <text:p>0.2973</text:p>
          </table:table-cell>
          <table:table-cell office:value-type="float" office:value="0.2922">
            <text:p>0.2922</text:p>
          </table:table-cell>
          <table:table-cell office:value-type="float" office:value="0.2691">
            <text:p>0.2691</text:p>
          </table:table-cell>
          <table:table-cell office:value-type="float" office:value="0.27666">
            <text:p>0.27666</text:p>
          </table:table-cell>
          <table:table-cell office:value-type="float" office:value="0.2892">
            <text:p>0.289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ejection-sampling</text:p>
          </table:table-cell>
          <table:table-cell office:value-type="float" office:value="1000">
            <text:p>1000</text:p>
          </table:table-cell>
          <table:table-cell table:formula="of:=STDEV([.D37:.M37])" office:value-type="float" office:value="0.000316227766016838">
            <text:p>0.00031622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STDEV([.D38:.M38])" office:value-type="float" office:value="0.106790761148456">
            <text:p>0.1067907611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office:value-type="float" office:value="0.52">
            <text:p>0.52</text:p>
          </table:table-cell>
          <table:table-cell office:value-type="float" office:value="0.35">
            <text:p>0.35</text:p>
          </table:table-cell>
          <table:table-cell office:value-type="float" office:value="0.24">
            <text:p>0.24</text:p>
          </table:table-cell>
          <table:table-cell office:value-type="float" office:value="0.34">
            <text:p>0.34</text:p>
          </table:table-cell>
          <table:table-cell office:value-type="float" office:value="0.23">
            <text:p>0.23</text:p>
          </table:table-cell>
          <table:table-cell office:value-type="float" office:value="0.14">
            <text:p>0.14</text:p>
          </table:table-cell>
          <table:table-cell office:value-type="float" office:value="0.176">
            <text:p>0.17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STDEV([.D39:.M39])" office:value-type="float" office:value="0.0340098025084926">
            <text:p>0.0340098025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0.22">
            <text:p>0.22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0.34">
            <text:p>0.34</text:p>
          </table:table-cell>
          <table:table-cell office:value-type="float" office:value="0.27">
            <text:p>0.27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formula="of:=STDEV([.D40:.M40])" office:value-type="float" office:value="0.006992058987801">
            <text:p>0.006992059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number-columns-repeated="4" office:value-type="float" office:value="0.27">
            <text:p>0.27</text:p>
          </table:table-cell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Gibbs-sampling</text:p>
          </table:table-cell>
          <table:table-cell office:value-type="float" office:value="1000">
            <text:p>1000</text:p>
          </table:table-cell>
          <table:table-cell table:formula="of:=STDEV([.D42:.M42])" office:value-type="float" office:value="0.0250077765682775">
            <text:p>0.0250077766</text:p>
          </table:table-cell>
          <table:table-cell office:value-type="float" office:value="0.296">
            <text:p>0.296</text:p>
          </table:table-cell>
          <table:table-cell office:value-type="float" office:value="0.27">
            <text:p>0.27</text:p>
          </table:table-cell>
          <table:table-cell office:value-type="float" office:value="0.277">
            <text:p>0.277</text:p>
          </table:table-cell>
          <table:table-cell office:value-type="float" office:value="0.286">
            <text:p>0.286</text:p>
          </table:table-cell>
          <table:table-cell office:value-type="float" office:value="0.246">
            <text:p>0.246</text:p>
          </table:table-cell>
          <table:table-cell office:value-type="float" office:value="0.292">
            <text:p>0.292</text:p>
          </table:table-cell>
          <table:table-cell office:value-type="float" office:value="0.301">
            <text:p>0.301</text:p>
          </table:table-cell>
          <table:table-cell office:value-type="float" office:value="0.26">
            <text:p>0.26</text:p>
          </table:table-cell>
          <table:table-cell office:value-type="float" office:value="0.255">
            <text:p>0.255</text:p>
          </table:table-cell>
          <table:table-cell office:value-type="float" office:value="0.222">
            <text:p>0.222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STDEV([.D43:.M43])" office:value-type="float" office:value="0.00478887599895145">
            <text:p>0.004788876</text:p>
          </table:table-cell>
          <table:table-cell office:value-type="float" office:value="0.28">
            <text:p>0.28</text:p>
          </table:table-cell>
          <table:table-cell office:value-type="float" office:value="0.279">
            <text:p>0.279</text:p>
          </table:table-cell>
          <table:table-cell office:value-type="float" office:value="0.28">
            <text:p>0.28</text:p>
          </table:table-cell>
          <table:table-cell office:value-type="float" office:value="0.285">
            <text:p>0.285</text:p>
          </table:table-cell>
          <table:table-cell office:value-type="float" office:value="0.287">
            <text:p>0.287</text:p>
          </table:table-cell>
          <table:table-cell office:value-type="float" office:value="0.282">
            <text:p>0.282</text:p>
          </table:table-cell>
          <table:table-cell table:number-columns-repeated="2" office:value-type="float" office:value="0.284">
            <text:p>0.284</text:p>
          </table:table-cell>
          <table:table-cell office:value-type="float" office:value="0.295">
            <text:p>0.295</text:p>
          </table:table-cell>
          <table:table-cell office:value-type="float" office:value="0.288">
            <text:p>0.288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STDEV([.D44:.M44])" office:value-type="float" office:value="0.00159513148186739">
            <text:p>0.0015951315</text:p>
          </table:table-cell>
          <table:table-cell office:value-type="float" office:value="0.283">
            <text:p>0.283</text:p>
          </table:table-cell>
          <table:table-cell office:value-type="float" office:value="0.286">
            <text:p>0.286</text:p>
          </table:table-cell>
          <table:table-cell office:value-type="float" office:value="0.282">
            <text:p>0.282</text:p>
          </table:table-cell>
          <table:table-cell office:value-type="float" office:value="0.284">
            <text:p>0.284</text:p>
          </table:table-cell>
          <table:table-cell office:value-type="float" office:value="0.282">
            <text:p>0.282</text:p>
          </table:table-cell>
          <table:table-cell office:value-type="float" office:value="0.281">
            <text:p>0.281</text:p>
          </table:table-cell>
          <table:table-cell office:value-type="float" office:value="0.282">
            <text:p>0.282</text:p>
          </table:table-cell>
          <table:table-cell office:value-type="float" office:value="0.284">
            <text:p>0.284</text:p>
          </table:table-cell>
          <table:table-cell office:value-type="float" office:value="0.285">
            <text:p>0.285</text:p>
          </table:table-cell>
          <table:table-cell office:value-type="float" office:value="0.282">
            <text:p>0.282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formula="of:=STDEV([.D45:.M45])" office:value-type="float" office:value="0.000333333333333334">
            <text:p>0.0003333333</text:p>
          </table:table-cell>
          <table:table-cell office:value-type="string">
            <text:p>..28</text:p>
          </table:table-cell>
          <table:table-cell table:number-columns-repeated="3" office:value-type="float" office:value="0.28">
            <text:p>0.28</text:p>
          </table:table-cell>
          <table:table-cell office:value-type="float" office:value="0.281">
            <text:p>0.281</text:p>
          </table:table-cell>
          <table:table-cell table:number-columns-repeated="5" office:value-type="float" office:value="0.28">
            <text:p>0.28</text:p>
          </table:table-cell>
        </table:table-row>
        <table:table-row table:style-name="ro1" table:number-rows-repeated="14">
          <table:table-cell table:number-columns-repeated="13"/>
        </table:table-row>
        <table:table-row table:style-name="ro1">
          <table:table-cell office:value-type="string">
            <text:p>run time vs size</text:p>
          </table:table-cell>
          <table:table-cell table:number-columns-repeated="12"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size</text:p>
          </table:table-cell>
          <table:table-cell office:value-type="string">
            <text:p>run time</text:p>
          </table:table-cell>
          <table:table-cell table:number-columns-repeated="10"/>
        </table:table-row>
        <table:table-row table:style-name="ro1">
          <table:table-cell office:value-type="string">
            <text:p>Rejection-sampling</text:p>
          </table:table-cell>
          <table:table-cell office:value-type="float" office:value="1000">
            <text:p>1000</text:p>
          </table:table-cell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168">
            <text:p>1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651">
            <text:p>6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5070">
            <text:p>507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Likelihood-weighting</text:p>
          </table:table-cell>
          <table:table-cell office:value-type="float" office:value="1000">
            <text:p>1000</text:p>
          </table:table-cell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170">
            <text:p>17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545">
            <text:p>5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116">
            <text:p>411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Gibbs-sampling</text:p>
          </table:table-cell>
          <table:table-cell office:value-type="float" office:value="1000">
            <text:p>1000</text:p>
          </table:table-cell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357">
            <text:p>3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2490">
            <text:p>2490</text:p>
          </table:table-cell>
          <table:table-cell table:number-columns-repeated="10"/>
        </table:table-row>
        <table:table-row table:style-name="ro1" table:number-rows-repeated="104850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15:30:28</meta:creation-date>
    <meta:editing-duration>PT13M57S</meta:editing-duration>
    <meta:editing-cycles>2</meta:editing-cycles>
    <meta:generator>LibreOffice/3.5$Linux_x86 LibreOffice_project/350m1$Build-2</meta:generator>
    <dc:date>2013-04-05T17:13:01</dc:date>
    <meta:document-statistic meta:table-count="3" meta:cell-count="2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3cm" xlink:href=".." xlink:type="simple" chart:class="chart:bar" chart:style-name="ch1">
        <chart:title svg:x="4.726cm" svg:y="0.316cm" chart:style-name="ch2">
          <text:p>Time With All Variables Assigned</text:p>
        </chart:title>
        <chart:legend chart:legend-position="end" svg:x="13.677cm" svg:y="4.202cm" style:legend-expansion="high" chart:style-name="ch3"/>
        <chart:plot-area chart:style-name="ch4" table:cell-range-address="Sheet1.A1:Sheet1.B6" chart:data-source-has-labels="both" svg:x="1.33cm" svg:y="1.635cm" svg:width="11.71cm" svg:height="6.207cm">
          <chartooo:coordinate-region svg:x="2.137cm" svg:y="1.834cm" svg:width="10.003cm" svg:height="4.963cm"/>
          <chart:axis chart:dimension="x" chart:name="primary-x" chart:style-name="ch5" chartooo:axis-type="auto">
            <chartooo:date-scale/>
            <chart:title svg:x="6.44cm" svg:y="8.022cm" chart:style-name="ch6">
              <text:p>Algorithm</text:p>
            </chart:title>
            <chart:categories table:cell-range-address="Sheet1.A3:Sheet1.A6"/>
          </chart:axis>
          <chart:axis chart:dimension="y" chart:name="primary-y" chart:style-name="ch7">
            <chart:title svg:x="0.451cm" svg:y="5.549cm" chart:style-name="ch8">
              <text:p>Time (ms)</text:p>
            </chart:title>
            <chart:grid chart:style-name="ch9" chart:class="major"/>
          </chart:axis>
          <chart:series chart:style-name="ch10" chart:values-cell-range-address="Sheet1.B3:Sheet1.B6" chart:label-cell-address="Sheet1.B1:Sheet1.B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text:list>
                  <text:list-item>
                    <text:p/>
                  </text:list-item>
                  <text:list-item>
                    <text:p>time (ms)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umeration-ask</text:p>
                <draw:g>
                  <svg:desc>Sheet1.A3:Sheet1.A6</svg:desc>
                </draw:g>
              </table:table-cell>
              <table:table-cell office:value-type="float" office:value="45">
                <text:p>45</text:p>
                <draw:g>
                  <svg:desc>Sheet1.B3:Sheet1.B6</svg:desc>
                </draw:g>
              </table:table-cell>
            </table:table-row>
            <table:table-row>
              <table:table-cell office:value-type="string">
                <text:p>Gibbs-sampling (1000)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ejection-sampling (1000)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Likelihood-weighting (1000)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42cm" svg:height="5.249cm" xlink:href=".." xlink:type="simple" chart:class="chart:bar" chart:style-name="ch1">
        <chart:title svg:x="3.491cm" svg:y="0.24cm" chart:style-name="ch2">
          <text:p>Time With Two Variables Assigned</text:p>
        </chart:title>
        <chart:legend chart:legend-position="end" svg:x="11.525cm" svg:y="2.325cm" style:legend-expansion="high" chart:style-name="ch3"/>
        <chart:plot-area chart:style-name="ch4" table:cell-range-address="Sheet1.A9:Sheet1.B14" chart:data-source-has-labels="both" svg:x="1.287cm" svg:y="1.331cm" svg:width="9.687cm" svg:height="2.833cm">
          <chartooo:coordinate-region svg:x="2.094cm" svg:y="1.531cm" svg:width="8.88cm" svg:height="1.588cm"/>
          <chart:axis chart:dimension="x" chart:name="primary-x" chart:style-name="ch5" chartooo:axis-type="auto">
            <chartooo:date-scale/>
            <chart:title svg:x="5.385cm" svg:y="4.268cm" chart:style-name="ch6">
              <text:p>Algorithm</text:p>
            </chart:title>
            <chart:categories table:cell-range-address="Sheet1.A11:Sheet1.A14"/>
          </chart:axis>
          <chart:axis chart:dimension="y" chart:name="primary-y" chart:style-name="ch7">
            <chart:title svg:x="0.451cm" svg:y="3.558cm" chart:style-name="ch8">
              <text:p>Time (ms)</text:p>
            </chart:title>
            <chart:grid chart:style-name="ch9" chart:class="major"/>
          </chart:axis>
          <chart:series chart:style-name="ch10" chart:values-cell-range-address="Sheet1.B11:Sheet1.B14" chart:label-cell-address="Sheet1.B9:Sheet1.B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text:list>
                  <text:list-item>
                    <text:p/>
                  </text:list-item>
                  <text:list-item>
                    <text:p>time (ms)</text:p>
                  </text:list-item>
                </text:list>
                <draw:g>
                  <svg:desc>Sheet1.B9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umeration-ask</text:p>
                <draw:g>
                  <svg:desc>Sheet1.A11:Sheet1.A14</svg:desc>
                </draw:g>
              </table:table-cell>
              <table:table-cell office:value-type="float" office:value="46">
                <text:p>46</text:p>
                <draw:g>
                  <svg:desc>Sheet1.B11:Sheet1.B14</svg:desc>
                </draw:g>
              </table:table-cell>
            </table:table-row>
            <table:table-row>
              <table:table-cell office:value-type="string">
                <text:p>Gibbs-sampling (1000)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ejection-sampling (1000)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Likelihood-weighting (1000)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62cm" svg:y="0.316cm" chart:style-name="ch2">
          <text:p>Time With One Variable Assigned</text:p>
        </chart:title>
        <chart:legend chart:legend-position="end" svg:x="13.683cm" svg:y="4.201cm" style:legend-expansion="high" chart:style-name="ch3"/>
        <chart:plot-area chart:style-name="ch4" table:cell-range-address="Sheet1.A16:Sheet1.B21" chart:data-source-has-labels="both" svg:x="1.331cm" svg:y="1.635cm" svg:width="11.713cm" svg:height="6.204cm">
          <chartooo:coordinate-region svg:x="2.138cm" svg:y="1.834cm" svg:width="10.006cm" svg:height="4.96cm"/>
          <chart:axis chart:dimension="x" chart:name="primary-x" chart:style-name="ch5" chartooo:axis-type="auto">
            <chartooo:date-scale/>
            <chart:title svg:x="6.442cm" svg:y="8.019cm" chart:style-name="ch6">
              <text:p>Algorithm</text:p>
            </chart:title>
            <chart:categories table:cell-range-address="Sheet1.A18:Sheet1.A21"/>
          </chart:axis>
          <chart:axis chart:dimension="y" chart:name="primary-y" chart:style-name="ch7">
            <chart:title svg:x="0.451cm" svg:y="5.548cm" chart:style-name="ch8">
              <text:p>Time (ms)</text:p>
            </chart:title>
            <chart:grid chart:style-name="ch9" chart:class="major"/>
          </chart:axis>
          <chart:series chart:style-name="ch10" chart:values-cell-range-address="Sheet1.B18:Sheet1.B21" chart:label-cell-address="Sheet1.B16:Sheet1.B1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text:list>
                  <text:list-item>
                    <text:p/>
                  </text:list-item>
                  <text:list-item>
                    <text:p>time (ms)</text:p>
                  </text:list-item>
                </text:list>
                <draw:g>
                  <svg:desc>Sheet1.B16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umeration-ask</text:p>
                <draw:g>
                  <svg:desc>Sheet1.A18:Sheet1.A21</svg:desc>
                </draw:g>
              </table:table-cell>
              <table:table-cell office:value-type="float" office:value="40">
                <text:p>40</text:p>
                <draw:g>
                  <svg:desc>Sheet1.B18:Sheet1.B21</svg:desc>
                </draw:g>
              </table:table-cell>
            </table:table-row>
            <table:table-row>
              <table:table-cell office:value-type="string">
                <text:p>Gibbs-sampling (1000)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ejection-sampling (1000)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Likelihood-weighting (1000)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81cm" svg:y="0.316cm" chart:style-name="ch2">
          <text:p>Time With no Evidence</text:p>
        </chart:title>
        <chart:legend chart:legend-position="end" svg:x="13.683cm" svg:y="4.201cm" style:legend-expansion="high" chart:style-name="ch3"/>
        <chart:plot-area chart:style-name="ch4" table:cell-range-address="Sheet1.A23:Sheet1.B28" chart:data-source-has-labels="both" svg:x="1.331cm" svg:y="1.635cm" svg:width="11.713cm" svg:height="6.204cm">
          <chartooo:coordinate-region svg:x="2.138cm" svg:y="1.834cm" svg:width="10.006cm" svg:height="4.96cm"/>
          <chart:axis chart:dimension="x" chart:name="primary-x" chart:style-name="ch5" chartooo:axis-type="auto">
            <chartooo:date-scale/>
            <chart:title svg:x="6.442cm" svg:y="8.019cm" chart:style-name="ch6">
              <text:p>Algorithm</text:p>
            </chart:title>
            <chart:categories table:cell-range-address="Sheet1.A25:Sheet1.A28"/>
          </chart:axis>
          <chart:axis chart:dimension="y" chart:name="primary-y" chart:style-name="ch7">
            <chart:title svg:x="0.451cm" svg:y="5.548cm" chart:style-name="ch8">
              <text:p>Time (ms)</text:p>
            </chart:title>
            <chart:grid chart:style-name="ch9" chart:class="major"/>
          </chart:axis>
          <chart:series chart:style-name="ch10" chart:values-cell-range-address="Sheet1.B25:Sheet1.B28" chart:label-cell-address="Sheet1.B23:Sheet1.B2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text:list>
                  <text:list-item>
                    <text:p/>
                  </text:list-item>
                  <text:list-item>
                    <text:p>time (ms)</text:p>
                  </text:list-item>
                </text:list>
                <draw:g>
                  <svg:desc>Sheet1.B23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umeration-ask</text:p>
                <draw:g>
                  <svg:desc>Sheet1.A25:Sheet1.A28</svg:desc>
                </draw:g>
              </table:table-cell>
              <table:table-cell office:value-type="float" office:value="45">
                <text:p>45</text:p>
                <draw:g>
                  <svg:desc>Sheet1.B25:Sheet1.B28</svg:desc>
                </draw:g>
              </table:table-cell>
            </table:table-row>
            <table:table-row>
              <table:table-cell office:value-type="string">
                <text:p>Gibbs-sampling (1000)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Rejection-sampling (1000)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Likelihood-weighting (1000)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3cm" xlink:href=".." xlink:type="simple" chart:class="chart:scatter" chart:style-name="ch1">
        <chart:title svg:x="3.191cm" svg:y="0.316cm" chart:style-name="ch2">
          <text:p>Standard Deviation Versus Size- Gibbs-Sampling</text:p>
        </chart:title>
        <chart:plot-area chart:style-name="ch3" table:cell-range-address="Sheet1.B31:Sheet1.B35 Sheet1.C31:Sheet1.C31 Sheet1.C42:Sheet1.C45" chart:data-source-has-labels="row" svg:x="1.33cm" svg:y="1.635cm" svg:width="14.026cm" svg:height="6.207cm">
          <chartooo:coordinate-region svg:x="2.428cm" svg:y="1.835cm" svg:width="12.278cm" svg:height="5.36cm"/>
          <chart:axis chart:dimension="x" chart:name="primary-x" chart:style-name="ch4">
            <chart:title svg:x="7.981cm" svg:y="8.022cm" chart:style-name="ch5">
              <text:p>Size</text:p>
            </chart:title>
          </chart:axis>
          <chart:axis chart:dimension="y" chart:name="primary-y" chart:style-name="ch6">
            <chart:title svg:x="0.451cm" svg:y="5.311cm" chart:style-name="ch7">
              <text:p>STDEV</text:p>
            </chart:title>
            <chart:grid chart:style-name="ch8" chart:class="major"/>
          </chart:axis>
          <chart:series chart:style-name="ch9" chart:values-cell-range-address="Sheet1.C42:Sheet1.C45" chart:label-cell-address="Sheet1.C31:Sheet1.C31" chart:class="chart:scatter">
            <chart:domain table:cell-range-address="Sheet1.B32:Sheet1.B3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dev</text:p>
                <draw:g>
                  <svg:desc>Sheet1.C31:Sheet1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32:Sheet1.B35</svg:desc>
                </draw:g>
              </table:table-cell>
              <table:table-cell office:value-type="float" office:value="0.0250077765682775">
                <text:p>0.0250077765682775</text:p>
                <draw:g>
                  <svg:desc>Sheet1.C42:Sheet1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478887599895145">
                <text:p>0.00478887599895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159513148186739">
                <text:p>0.00159513148186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00333333333333334">
                <text:p>0.0003333333333333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3cm" xlink:href=".." xlink:type="simple" chart:class="chart:scatter" chart:style-name="ch1">
        <chart:title svg:x="3.826cm" svg:y="0.316cm" chart:style-name="ch2">
          <text:p>Run-time Versus Size- Rejection-Sampling</text:p>
        </chart:title>
        <chart:plot-area chart:style-name="ch3" table:cell-range-address="Sheet1.B32:Sheet1.B35 Sheet1.C31:Sheet1.C31 Sheet1.C72:Sheet1.C75" chart:data-source-has-labels="row" svg:x="1.33cm" svg:y="1.635cm" svg:width="14.026cm" svg:height="6.207cm">
          <chartooo:coordinate-region svg:x="2.322cm" svg:y="1.834cm" svg:width="12.384cm" svg:height="5.361cm"/>
          <chart:axis chart:dimension="x" chart:name="primary-x" chart:style-name="ch4">
            <chart:title svg:x="7.981cm" svg:y="8.022cm" chart:style-name="ch5">
              <text:p>Size</text:p>
            </chart:title>
          </chart:axis>
          <chart:axis chart:dimension="y" chart:name="primary-y" chart:style-name="ch6">
            <chart:title svg:x="0.451cm" svg:y="5.311cm" chart:style-name="ch7">
              <text:p>STDEV</text:p>
            </chart:title>
            <chart:grid chart:style-name="ch8" chart:class="major"/>
          </chart:axis>
          <chart:series chart:style-name="ch9" chart:values-cell-range-address="Sheet1.C72:Sheet1.C75" chart:label-cell-address="Sheet1.C31:Sheet1.C31" chart:class="chart:scatter">
            <chart:domain table:cell-range-address="Sheet1.B32:Sheet1.B3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dev</text:p>
                <draw:g>
                  <svg:desc>Sheet1.C31:Sheet1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32:Sheet1.B35</svg:desc>
                </draw:g>
              </table:table-cell>
              <table:table-cell office:value-type="float" office:value="87">
                <text:p>87</text:p>
                <draw:g>
                  <svg:desc>Sheet1.C72:Sheet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490">
                <text:p>24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